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B_5f_Table">
      <style:graphic-properties draw:textarea-horizontal-align="justify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DB_5f_ColumList">
      <style:graphic-properties draw:auto-grow-height="fals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0c0c0" draw:textarea-horizontal-align="justify" draw:textarea-vertical-align="top" draw:auto-grow-height="false"/>
    </style:style>
    <style:style style:name="gr7" style:family="graphic" style:parent-style-name="DB_5f_Comment">
      <style:graphic-properties draw:textarea-horizontal-align="justify" draw:textarea-vertical-align="middle" draw:auto-grow-height="false"/>
    </style:style>
    <style:style style:name="gr8" style:family="graphic" style:parent-style-name="DB_5f_Comment_5f_Connector">
      <style:graphic-properties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top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3" style:family="graphic" style:parent-style-name="Form_5f_Input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5" style:family="graphic" style:parent-style-name="standard">
      <style:graphic-properties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767cm"/>
    </style:style>
    <style:style style:name="gr17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036cm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2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2" style:family="graphic" style:parent-style-name="standard">
      <style:graphic-properties draw:stroke="none" draw:fill="none" fo:min-height="5.034cm"/>
    </style:style>
    <style:style style:name="gr23" style:family="graphic" style:parent-style-name="standard">
      <style:graphic-properties draw:stroke="none" draw:fill="none" fo:min-height="2.545cm"/>
    </style:style>
    <style:style style:name="gr24" style:family="graphic" style:parent-style-name="standard">
      <style:graphic-properties draw:stroke="none" draw:fill="none" fo:min-height="9.245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  <style:text-properties fo:font-size="46.7000007629395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8.9000015258789pt"/>
    </style:style>
    <style:style style:name="P4" style:family="paragraph">
      <style:paragraph-properties fo:text-align="start"/>
      <style:text-properties fo:font-size="46.7000007629395pt" style:font-size-asian="12pt" style:font-size-complex="12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size="12pt"/>
    </style:style>
    <style:style style:name="P7" style:family="paragraph">
      <style:paragraph-properties fo:text-align="center"/>
      <style:text-properties fo:font-size="10pt"/>
    </style:style>
    <style:style style:name="P8" style:family="paragraph">
      <style:text-properties fo:font-size="20p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style:text-properties fo:color="#ff0000" fo:font-size="10pt" style:font-size-asian="10pt" style:font-size-complex="10pt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ff0000" fo:font-size="10pt" style:font-size-asian="10pt" style:font-size-complex="10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id="id2" draw:layer="layout" svg:width="16.7cm" svg:height="17.593cm" svg:x="42.741cm" svg:y="63.552cm"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16.7cm" svg:height="9.774cm" svg:x="62.581cm" svg:y="46.98cm">
          <text:p text:style-name="P1">song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16.7cm" svg:height="9.774cm" svg:x="62.581cm" svg:y="29.144cm">
          <text:p text:style-name="P1">album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70.931cm" svg:y1="56.754cm" svg:x2="51.091cm" svg:y2="63.552cm" draw:start-shape="id1" draw:start-glue-point="2" draw:end-shape="id2" svg:d="m70931 56754v3399h-19840v3399">
          <text:p/>
        </draw:connector>
        <draw:connector draw:style-name="gr2" draw:text-style-name="P2" draw:layer="layout" svg:x1="70.931cm" svg:y1="38.918cm" svg:x2="70.931cm" svg:y2="46.98cm" draw:start-shape="id3" draw:end-shape="id1" draw:end-glue-point="0" svg:d="m70931 38918v8062">
          <text:p/>
        </draw:connector>
        <draw:custom-shape draw:style-name="gr1" draw:text-style-name="P1" draw:id="id4" draw:layer="layout" svg:width="14.621cm" svg:height="9.774cm" svg:x="63.616cm" svg:y="8.811cm">
          <text:p text:style-name="P1">artist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70.926cm" svg:y1="18.585cm" svg:x2="70.931cm" svg:y2="29.144cm" draw:start-shape="id4" draw:end-shape="id3" draw:end-glue-point="0" svg:d="m70926 18585v5280h5v5279">
          <text:p/>
        </draw:connector>
        <draw:custom-shape draw:style-name="gr3" draw:text-style-name="P3" draw:layer="layout" svg:width="14.408cm" svg:height="12.647cm" svg:x="44.027cm" svg:y="66.535cm">
          <text:p text:style-name="P3">hash</text:p>
          <text:p text:style-name="P3">path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4.408cm" svg:height="4.836cm" svg:x="63.549cm" svg:y="49.963cm">
          <text:p text:style-name="P3">name</text:p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4.408cm" svg:height="4.836cm" svg:x="63.616cm" svg:y="32.268cm">
          <text:p text:style-name="P3">name</text:p>
          <text:p text:style-name="P3">releasedDat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329cm" svg:height="4.836cm" svg:x="64.58cm" svg:y="12.028cm">
          <text:p text:style-name="P3">name</text:p>
          <text:p text:style-name="P3"/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16.7cm" svg:height="9.774cm" svg:x="26.041cm" svg:y="46.733cm">
          <text:p text:style-name="P1">folde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4.408cm" svg:height="5.168cm" svg:x="27.327cm" svg:y="49.384cm">
          <text:p text:style-name="P3">hash</text:p>
          <text:p text:style-name="P3">path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34.391cm" svg:y1="46.733cm" svg:x2="62.581cm" svg:y2="34.031cm" draw:start-shape="id5" draw:start-glue-point="0" draw:end-shape="id3" draw:end-glue-point="3" svg:d="m34391 46733v-12702h28190">
          <text:p/>
        </draw:connector>
        <draw:connector draw:style-name="gr2" draw:text-style-name="P2" draw:layer="layout" draw:line-skew="-2.75cm" svg:x1="34.391cm" svg:y1="46.733cm" svg:x2="70.926cm" svg:y2="18.585cm" draw:start-shape="id5" draw:start-glue-point="0" draw:end-shape="id4" svg:d="m34391 46733v-16824h36535v-11324">
          <text:p/>
        </draw:connector>
        <draw:connector draw:style-name="gr2" draw:text-style-name="P2" draw:layer="layout" svg:x1="51.091cm" svg:y1="63.552cm" svg:x2="34.391cm" svg:y2="56.507cm" draw:start-shape="id2" draw:start-glue-point="0" draw:end-shape="id5" draw:end-glue-point="2" svg:d="m51091 63552v-3523h-16700v-3522">
          <text:p/>
        </draw:connector>
        <draw:connector draw:style-name="gr2" draw:text-style-name="P2" draw:layer="layout" draw:line-skew="2.499cm" svg:x1="79.281cm" svg:y1="51.867cm" svg:x2="78.237cm" svg:y2="13.698cm" draw:start-shape="id1" draw:start-glue-point="1" draw:end-shape="id4" draw:end-glue-point="1" svg:d="m79281 51867h3000v-38169h-4044">
          <text:p/>
        </draw:connecto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5" draw:text-style-name="P4" draw:layer="layout" svg:width="15.797cm" svg:height="21.734cm" svg:x="20cm" svg:y="1.266cm">
          <text:list text:style-name="L1">
            <text:list-item>
              <text:p text:style-name="P4"><text:span text:style-name="T1">All songs from artistX; showing which are available</text:span></text:p>
            </text:list-item>
            <text:list-item>
              <text:p text:style-name="P4"><text:span text:style-name="T1">All songs from recrodY; showing which are available</text:span></text:p>
            </text:list-item>
            <text:list-item>
              <text:p text:style-name="P4"><text:span text:style-name="T1">Infos about artistX</text:span></text:p>
            </text:list-item>
            <text:list-item>
              <text:p text:style-name="P4"><text:span text:style-name="T1">Infos about recordY</text:span></text:p>
            </text:list-item>
            <text:list-item>
              <text:p text:style-name="P4"><text:span text:style-name="T1">Infos about songZ</text:span></text:p>
              <text:p text:style-name="P4"><text:span text:style-name="T1"/></text:p>
            </text:list-item>
            <text:list-item>
              <text:p text:style-name="P4"><text:span text:style-name="T1">Which artists/albums/songs are in CollectionA? Which are availabl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3.5cm" svg:height="11.5cm" svg:x="4cm" svg:y="4cm">
          <text:list text:style-name="L1">
            <text:list-item>
              <text:p text:style-name="P4"><text:span text:style-name="T1">All songs from artistX</text:span></text:p>
            </text:list-item>
            <text:list-item>
              <text:p text:style-name="P4"><text:span text:style-name="T1">All songs from recrodY</text:span></text:p>
            </text:list-item>
            <text:list-item>
              <text:p text:style-name="P4"><text:span text:style-name="T1">Infos about artistX</text:span></text:p>
            </text:list-item>
            <text:list-item>
              <text:p text:style-name="P4"><text:span text:style-name="T1">Infos about recordY</text:span></text:p>
            </text:list-item>
            <text:list-item>
              <text:p text:style-name="P4"><text:span text:style-name="T1">Infos about songZ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6" draw:text-style-name="P5" draw:layer="layout" svg:width="26cm" svg:height="25cm" svg:x="5.5cm" svg:y="2cm">
          <text:p text:style-name="P5">Information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6cm" svg:height="11cm" svg:x="7.9cm" svg:y="28.2cm">
          <text:p text:style-name="P5">FileStore</text:p>
          <draw:enhanced-geometry svg:viewBox="0 0 21600 21600" draw:type="rectangle" draw:enhanced-path="M 0 0 L 21600 0 21600 21600 0 21600 0 0 Z N"/>
        </draw:custom-shape>
        <draw:custom-shape draw:style-name="gr1" draw:text-style-name="P6" draw:id="id8" draw:layer="layout" svg:width="4cm" svg:height="3.498cm" svg:x="16cm" svg:y="31.2cm">
          <text:p text:style-name="P6">file</text:p>
          <draw:enhanced-geometry svg:viewBox="0 0 21600 21600" draw:type="rectangle" draw:enhanced-path="M 0 0 L 21600 0 21600 21600 0 21600 0 0 Z N"/>
        </draw:custom-shape>
        <draw:custom-shape draw:style-name="gr1" draw:text-style-name="P6" draw:id="id6" draw:layer="layout" svg:width="4cm" svg:height="2.5cm" svg:x="16cm" svg:y="23.663cm">
          <text:p text:style-name="P6">song</text:p>
          <draw:enhanced-geometry svg:viewBox="0 0 21600 21600" draw:type="rectangle" draw:enhanced-path="M 0 0 L 21600 0 21600 21600 0 21600 0 0 Z N"/>
        </draw:custom-shape>
        <draw:custom-shape draw:style-name="gr1" draw:text-style-name="P6" draw:id="id10" draw:layer="layout" svg:width="4cm" svg:height="3.097cm" svg:x="16cm" svg:y="14.203cm">
          <text:p text:style-name="P6">record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8cm" svg:y1="26.163cm" svg:x2="18.001cm" svg:y2="29.4cm" draw:start-shape="id6" draw:start-glue-point="2" draw:end-shape="id7" svg:d="m18000 26163v1619h1v1618">
          <text:p/>
        </draw:connector>
        <draw:custom-shape draw:style-name="gr1" draw:text-style-name="P6" draw:id="id16" draw:layer="layout" svg:width="3.502cm" svg:height="2.5cm" svg:x="16.248cm" svg:y="9.1cm">
          <text:p text:style-name="P6">artist/band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.451cm" svg:height="2.236cm" svg:x="16.308cm" svg:y="31.962cm">
          <text:p text:style-name="P7">hash</text:p>
          <text:p text:style-name="P7">path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.451cm" svg:height="1.237cm" svg:x="16.232cm" svg:y="24.426cm">
          <text:p text:style-name="P7">name</text:p>
          <text:p text:style-name="P7"/>
          <draw:enhanced-geometry svg:viewBox="0 0 21600 21600" draw:type="rectangle" draw:enhanced-path="M 0 0 L 21600 0 21600 21600 0 21600 0 0 Z N"/>
        </draw:custom-shape>
        <draw:custom-shape draw:style-name="gr3" draw:layer="layout" svg:width="3.451cm" svg:height="1.8cm" svg:x="16.248cm" svg:y="15cm">
          <text:p text:style-name="P7">name</text:p>
          <text:p text:style-name="P7">release_date</text:p>
          <text:p text:style-name="P7">Type</text:p>
          <text:p text:style-name="P7">Label</text:p>
          <text:p text:style-name="P7"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.653cm" svg:height="0.679cm" svg:x="16.479cm" svg:y="9.923cm">
          <text:p text:style-name="P7">name</text:p>
          <text:p text:style-name="P7"/>
          <draw:enhanced-geometry svg:viewBox="0 0 21600 21600" draw:type="rectangle" draw:enhanced-path="M 0 0 L 21600 0 21600 21600 0 21600 0 0 Z N"/>
        </draw:custom-shape>
        <draw:custom-shape draw:style-name="gr1" draw:text-style-name="P6" draw:id="id9" draw:layer="layout" svg:width="4cm" svg:height="2.5cm" svg:x="14.4cm" svg:y="36cm">
          <text:p text:style-name="P6">folder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.451cm" svg:height="1.322cm" svg:x="14.708cm" svg:y="36.678cm">
          <text:p text:style-name="P7">hash</text:p>
          <text:p text:style-name="P7">path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8cm" svg:y1="34.698cm" svg:x2="16.4cm" svg:y2="36cm" draw:start-shape="id8" draw:start-glue-point="2" draw:end-shape="id9" svg:d="m18000 34698v651h-1600v651">
          <text:p/>
        </draw:connector>
        <draw:custom-shape draw:style-name="gr1" draw:text-style-name="P6" draw:id="id7" draw:layer="layout" svg:width="3.502cm" svg:height="1.5cm" svg:x="16.25cm" svg:y="29.4cm">
          <text:p text:style-name="P6">contains song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8.001cm" svg:y1="30.9cm" svg:x2="18cm" svg:y2="31.2cm" draw:start-shape="id7" draw:start-glue-point="2" draw:end-shape="id8" draw:end-glue-point="0" svg:d="m18001 30900v150h-1v150">
          <text:p/>
        </draw:connector>
        <draw:custom-shape draw:style-name="gr1" draw:text-style-name="P6" draw:id="id11" draw:layer="layout" svg:width="3.502cm" svg:height="1.797cm" svg:x="20.38cm" svg:y="17.4cm">
          <text:p text:style-name="P6">record_typ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1.754cm" svg:height="0.832cm" svg:x="21.1cm" svg:y="18.199cm">
          <text:p text:style-name="P7">nam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0cm" svg:y1="15.751cm" svg:x2="22.131cm" svg:y2="17.4cm" draw:start-shape="id10" draw:start-glue-point="1" draw:end-shape="id11" draw:end-glue-point="0" svg:d="m20000 15751h2131v1649">
          <text:p/>
        </draw:connector>
        <draw:custom-shape draw:style-name="gr1" draw:text-style-name="P2" draw:id="id12" draw:layer="layout" svg:width="3.5cm" svg:height="2cm" svg:x="6.2cm" svg:y="14.737cm">
          <text:p text:style-name="P2">Collection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.754cm" svg:height="0.832cm" svg:x="6.946cm" svg:y="15.6cm">
          <text:p text:style-name="P7">name</text:p>
          <draw:enhanced-geometry svg:viewBox="0 0 21600 21600" draw:type="rectangle" draw:enhanced-path="M 0 0 L 21600 0 21600 21600 0 21600 0 0 Z N"/>
        </draw:custom-shape>
        <draw:custom-shape draw:style-name="gr1" draw:text-style-name="P6" draw:id="id13" draw:layer="layout" svg:width="2.002cm" svg:height="1cm" svg:x="12.098cm" svg:y="9.862cm">
          <text:p text:style-name="P6">is in coll</text:p>
          <draw:enhanced-geometry svg:viewBox="0 0 21600 21600" draw:type="rectangle" draw:enhanced-path="M 0 0 L 21600 0 21600 21600 0 21600 0 0 Z N"/>
        </draw:custom-shape>
        <draw:custom-shape draw:style-name="gr1" draw:text-style-name="P6" draw:id="id14" draw:layer="layout" svg:width="2.002cm" svg:height="1cm" svg:x="11.6cm" svg:y="15.251cm">
          <text:p text:style-name="P6">is in coll</text:p>
          <draw:enhanced-geometry svg:viewBox="0 0 21600 21600" draw:type="rectangle" draw:enhanced-path="M 0 0 L 21600 0 21600 21600 0 21600 0 0 Z N"/>
        </draw:custom-shape>
        <draw:custom-shape draw:style-name="gr1" draw:text-style-name="P6" draw:id="id15" draw:layer="layout" svg:width="2.002cm" svg:height="1cm" svg:x="12.1cm" svg:y="24.428cm">
          <text:p text:style-name="P6">is in coll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9.7cm" svg:y1="15.737cm" svg:x2="12.098cm" svg:y2="10.362cm" draw:start-shape="id12" draw:start-glue-point="1" draw:end-shape="id13" draw:end-glue-point="3" svg:d="m9700 15737h1199v-5375h1199">
          <text:p/>
        </draw:connector>
        <draw:connector draw:style-name="gr2" draw:text-style-name="P2" draw:layer="layout" svg:x1="9.7cm" svg:y1="15.737cm" svg:x2="11.6cm" svg:y2="15.751cm" draw:start-shape="id12" draw:start-glue-point="1" draw:end-shape="id14" draw:end-glue-point="3" svg:d="m9700 15737h950v14h950">
          <text:p/>
        </draw:connector>
        <draw:connector draw:style-name="gr2" draw:text-style-name="P2" draw:layer="layout" svg:x1="9.7cm" svg:y1="15.737cm" svg:x2="12.1cm" svg:y2="24.928cm" draw:start-shape="id12" draw:start-glue-point="1" draw:end-shape="id15" draw:end-glue-point="3" svg:d="m9700 15737h1200v9191h1200">
          <text:p/>
        </draw:connector>
        <draw:connector draw:style-name="gr2" draw:text-style-name="P2" draw:layer="layout" svg:x1="14.1cm" svg:y1="10.362cm" svg:x2="16.248cm" svg:y2="10.35cm" draw:start-shape="id13" draw:start-glue-point="1" draw:end-shape="id16" draw:end-glue-point="3" svg:d="m14100 10362h1074v-12h1074">
          <text:p/>
        </draw:connector>
        <draw:connector draw:style-name="gr2" draw:text-style-name="P2" draw:layer="layout" svg:x1="13.602cm" svg:y1="15.751cm" svg:x2="16cm" svg:y2="15.751cm" draw:start-shape="id14" draw:start-glue-point="1" draw:end-shape="id10" draw:end-glue-point="3" svg:d="m13602 15751h2398">
          <text:p/>
        </draw:connector>
        <draw:connector draw:style-name="gr2" draw:text-style-name="P2" draw:layer="layout" svg:x1="14.102cm" svg:y1="24.928cm" svg:x2="16cm" svg:y2="24.913cm" draw:start-shape="id15" draw:start-glue-point="1" draw:end-shape="id6" draw:end-glue-point="3" svg:d="m14102 24928h949v-15h949">
          <text:p/>
        </draw:connector>
        <draw:custom-shape draw:style-name="gr7" draw:id="id17" draw:layer="layout" svg:width="10cm" svg:height="1.5cm" svg:x="21.751cm" svg:y="29.406cm">
          <text:p>A song can be available in multiple files (different qualities)</text:p>
          <text:p>Multiple songs can be in one mp3 file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" svg:x1="21.751cm" svg:y1="30.156cm" svg:x2="19.752cm" svg:y2="30.15cm" draw:start-shape="id17" draw:end-shape="id7" svg:d="m21751 30156-1999-6">
          <text:p/>
        </draw:connector>
        <draw:custom-shape draw:style-name="gr1" draw:text-style-name="P2" draw:id="id27" draw:layer="layout" svg:width="3cm" svg:height="2.5cm" svg:x="8.7cm" svg:y="31.7cm">
          <text:p text:style-name="P2">file_store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2cm" svg:height="1.322cm" svg:x="9.2cm" svg:y="32.378cm">
          <text:p text:style-name="P7">name</text:p>
          <draw:enhanced-geometry svg:viewBox="0 0 21600 21600" draw:type="rectangle" draw:enhanced-path="M 0 0 L 21600 0 21600 21600 0 21600 0 0 Z N"/>
        </draw:custom-shape>
        <draw:custom-shape draw:style-name="gr1" draw:text-style-name="P6" draw:id="id18" draw:layer="layout" svg:width="2.502cm" svg:height="0.807cm" svg:x="16.744cm" svg:y="12.1cm">
          <text:p text:style-name="P6">Released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7.999cm" svg:y1="11.6cm" svg:x2="17.995cm" svg:y2="12.1cm" draw:start-shape="id16" draw:start-glue-point="2" draw:end-shape="id18" draw:end-glue-point="0" svg:d="m17999 11600-4 500">
          <text:p/>
        </draw:connector>
        <draw:connector draw:style-name="gr2" draw:text-style-name="P2" draw:layer="layout" draw:type="line" svg:x1="17.995cm" svg:y1="12.907cm" svg:x2="18cm" svg:y2="14.203cm" draw:start-shape="id18" draw:start-glue-point="2" draw:end-shape="id10" draw:end-glue-point="0" svg:d="m17995 12907 5 1296">
          <text:p/>
        </draw:connector>
        <draw:custom-shape draw:style-name="gr7" draw:id="id19" draw:layer="layout" svg:width="15cm" svg:height="2.176cm" svg:x="25.5cm" svg:y="11.428cm">
          <text:p>An artist can release multiple records</text:p>
          <text:p>A record can be released by multipe artists („Bob Marley and the Wailers“)</text:p>
          <text:p>(note that a record can be <text:span text:style-name="T2">release</text:span> by one group of artists and be <text:span text:style-name="T2">played</text:span> by another group)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" svg:x1="19.246cm" svg:y1="12.503cm" svg:x2="25.5cm" svg:y2="12.516cm" draw:start-shape="id18" draw:start-glue-point="1" draw:end-shape="id19" draw:end-glue-point="3" svg:d="m19246 12503 6254 13">
          <text:p/>
        </draw:connector>
        <draw:custom-shape draw:style-name="gr1" draw:text-style-name="P2" draw:id="id21" draw:layer="layout" svg:width="3cm" svg:height="1.2cm" svg:x="22.9cm" svg:y="15.1cm">
          <text:p text:style-name="P2">Contributed</text:p>
          <text:p text:style-name="P2">to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9.802cm" svg:y1="6.138cm" svg:x2="24.4cm" svg:y2="15.1cm" draw:start-shape="id20" draw:start-glue-point="1" draw:end-shape="id21" draw:end-glue-point="0" svg:d="m19802 6138h4598v8962">
          <text:p/>
        </draw:connector>
        <draw:connector draw:style-name="gr2" draw:text-style-name="P2" draw:layer="layout" svg:x1="20cm" svg:y1="24.913cm" svg:x2="24.4cm" svg:y2="16.3cm" draw:start-shape="id6" draw:start-glue-point="1" draw:end-shape="id21" draw:end-glue-point="2" svg:d="m20000 24913h4400v-8613">
          <text:p/>
        </draw:connector>
        <draw:custom-shape draw:style-name="gr1" draw:text-style-name="P2" draw:id="id23" draw:layer="layout" svg:width="3cm" svg:height="1cm" svg:x="16.5cm" svg:y="21.4cm">
          <text:p text:style-name="P2">contains 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8cm" svg:y1="17.3cm" svg:x2="17.993cm" svg:y2="18.6cm" draw:start-shape="id10" draw:start-glue-point="2" draw:end-shape="id22" draw:end-glue-point="0" svg:d="m18000 17300v649h-7v651">
          <text:p/>
        </draw:connector>
        <draw:connector draw:style-name="gr2" draw:text-style-name="P2" draw:layer="layout" svg:x1="18cm" svg:y1="22.4cm" svg:x2="18cm" svg:y2="23.663cm" draw:start-shape="id23" draw:start-glue-point="2" draw:end-shape="id6" draw:end-glue-point="0" svg:d="m18000 22400v1263">
          <text:p/>
        </draw:connector>
        <draw:custom-shape draw:style-name="gr7" draw:id="id24" draw:layer="layout" svg:width="16cm" svg:height="3.176cm" svg:x="29.5cm" svg:y="14.124cm">
          <text:p>An song can be played by multiple persons</text:p>
          <text:p>An person can play multiple songs</text:p>
          <text:p>Each person has a role in a song.</text:p>
          <text:p>A person may apear multiple times with different roles in one song</text:p>
          <text:p>(note that a record can be <text:span text:style-name="T2">release</text:span> by one group of artists and be <text:span text:style-name="T2">played</text:span> by another group of persons)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" svg:x1="29.5cm" svg:y1="15.712cm" svg:x2="25.9cm" svg:y2="15.7cm" draw:start-shape="id24" draw:end-shape="id21" draw:end-glue-point="1" svg:d="m29500 15712-3600-12">
          <text:p/>
        </draw:connector>
        <draw:custom-shape draw:style-name="gr1" draw:text-style-name="P6" draw:id="id25" draw:layer="layout" svg:width="4cm" svg:height="2.5cm" svg:x="19.4cm" svg:y="36.202cm">
          <text:p text:style-name="P6">file_type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.451cm" svg:height="1.322cm" svg:x="19.708cm" svg:y="36.88cm">
          <text:p text:style-name="P7">hash</text:p>
          <text:p text:style-name="P7">path</text:p>
          <draw:enhanced-geometry svg:viewBox="0 0 21600 21600" draw:type="rectangle" draw:enhanced-path="M 0 0 L 21600 0 21600 21600 0 21600 0 0 Z N"/>
        </draw:custom-shape>
        <draw:connector draw:style-name="gr2" draw:text-style-name="P2" draw:id="id26" draw:layer="layout" svg:x1="21.4cm" svg:y1="35.7cm" svg:x2="21.4cm" svg:y2="36.202cm" draw:end-shape="id25" draw:end-glue-point="0" svg:d="m21400 35700v502">
          <text:p/>
        </draw:connector>
        <draw:connector draw:style-name="gr2" draw:text-style-name="P2" draw:layer="layout" svg:x1="21.4cm" svg:y1="35.951cm" svg:x2="18cm" svg:y2="34.698cm" draw:start-shape="id26" draw:start-glue-point="0" draw:end-shape="id8" draw:end-glue-point="2" svg:d="m21400 35951v-752h-3400v-501">
          <text:p/>
        </draw:connector>
        <draw:custom-shape draw:style-name="gr1" draw:text-style-name="P2" draw:id="id28" draw:layer="layout" svg:width="2.5cm" svg:height="1.5cm" svg:x="12.3cm" svg:y="32.2cm">
          <text:p text:style-name="P2">available_in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1.7cm" svg:y1="32.95cm" svg:x2="12.3cm" svg:y2="32.95cm" draw:start-shape="id27" draw:start-glue-point="1" draw:end-shape="id28" draw:end-glue-point="3" svg:d="m11700 32950h600">
          <text:p/>
        </draw:connector>
        <draw:connector draw:style-name="gr2" draw:text-style-name="P2" draw:layer="layout" svg:x1="14.8cm" svg:y1="32.95cm" svg:x2="16cm" svg:y2="32.949cm" draw:start-shape="id28" draw:start-glue-point="1" draw:end-shape="id8" draw:end-glue-point="3" svg:d="m14800 32950h600v-1h600">
          <text:p/>
        </draw:connector>
        <draw:custom-shape draw:style-name="gr1" draw:text-style-name="P6" draw:id="id22" draw:layer="layout" svg:width="3.502cm" svg:height="1.797cm" svg:x="16.242cm" svg:y="18.6cm">
          <text:p text:style-name="P6">volu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1.754cm" svg:height="0.832cm" svg:x="17.162cm" svg:y="19.299cm">
          <text:p text:style-name="P7">nam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7.993cm" svg:y1="20.397cm" svg:x2="18cm" svg:y2="21.4cm" draw:start-shape="id22" draw:start-glue-point="2" draw:end-shape="id23" draw:end-glue-point="0" svg:d="m17993 20397v501h7v502">
          <text:p/>
        </draw:connector>
        <draw:custom-shape draw:style-name="gr1" draw:text-style-name="P6" draw:id="id31" draw:layer="layout" svg:width="3.502cm" svg:height="1.723cm" svg:x="16.498cm" svg:y="3.077cm">
          <text:p text:style-name="P6">person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.5cm" svg:height="0.694cm" svg:x="17cm" svg:y="3.8cm">
          <text:p text:style-name="P7">name</text:p>
          <text:p text:style-name="P7"/>
          <draw:enhanced-geometry svg:viewBox="0 0 21600 21600" draw:type="rectangle" draw:enhanced-path="M 0 0 L 21600 0 21600 21600 0 21600 0 0 Z N"/>
        </draw:custom-shape>
        <draw:custom-shape draw:style-name="gr1" draw:text-style-name="P6" draw:id="id29" draw:layer="layout" svg:width="2.002cm" svg:height="1.215cm" svg:x="16.998cm" svg:y="7.577cm">
          <text:p text:style-name="P6">is in band/</text:p>
          <text:p text:style-name="P6">Is an artist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8.051cm" svg:y1="7cm" svg:x2="17.899cm" svg:y2="7.577cm" draw:start-shape="id20" draw:start-glue-point="2" svg:d="m18051 7000v539h-152v38">
          <text:p/>
        </draw:connector>
        <draw:connector draw:style-name="gr2" draw:text-style-name="P2" draw:layer="layout" svg:x1="17.999cm" svg:y1="8.792cm" svg:x2="17.999cm" svg:y2="9.1cm" draw:start-shape="id29" draw:start-glue-point="2" draw:end-shape="id16" draw:end-glue-point="0" svg:d="m17999 8792v308">
          <text:p/>
        </draw:connector>
        <draw:custom-shape draw:style-name="gr1" draw:text-style-name="P2" draw:id="id30" draw:layer="layout" svg:width="2.5cm" svg:height="1.812cm" svg:x="25.5cm" svg:y="19.5cm">
          <text:p text:style-name="P2">role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.559cm" svg:height="0.565cm" svg:x="25.885cm" svg:y="20.306cm">
          <text:p text:style-name="P7">nam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5.9cm" svg:y1="15.7cm" svg:x2="26.75cm" svg:y2="19.5cm" draw:start-shape="id21" draw:start-glue-point="1" draw:end-shape="id30" draw:end-glue-point="0" svg:d="m25900 15700h850v3800">
          <text:p/>
        </draw:connector>
        <draw:custom-shape draw:style-name="gr1" draw:text-style-name="P6" draw:id="id20" draw:layer="layout" svg:width="3.502cm" svg:height="1.723cm" svg:x="16.3cm" svg:y="5.277cm">
          <text:p text:style-name="P6">pseudonym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.5cm" svg:height="0.694cm" svg:x="16.802cm" svg:y="6cm">
          <text:p text:style-name="P7">name</text:p>
          <text:p text:style-name="P7"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8.249cm" svg:y1="4.8cm" svg:x2="18.051cm" svg:y2="5.277cm" draw:start-shape="id31" draw:start-glue-point="2" draw:end-shape="id20" draw:end-glue-point="0" svg:d="m18249 4800v238h-198v239">
          <text:p/>
        </draw:connector>
        <draw:custom-shape draw:style-name="gr1" draw:text-style-name="P6" draw:layer="layout" svg:width="3.502cm" svg:height="4cm" svg:x="33cm" svg:y="3cm">
          <text:p text:style-name="P6"><text:span text:style-name="T3">record_type</text:span></text:p>
          <text:p text:style-name="P6">Album</text:p>
          <text:p text:style-name="P6">EP</text:p>
          <text:p text:style-name="P6">Single</text:p>
          <text:p text:style-name="P6">BestOf</text:p>
          <text:p text:style-name="P6">Live</text:p>
          <text:p text:style-name="P6">Sample</text:p>
          <text:p text:style-name="P6">Movie sco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32" draw:layer="layout" svg:width="3.5cm" svg:height="2.5cm" svg:x="6.5cm" svg:y="11cm">
          <text:p text:style-name="P2">Movie/</text:p>
          <text:p text:style-name="P2">Musical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.754cm" svg:height="0.832cm" svg:x="7.246cm" svg:y="12.5cm">
          <text:p text:style-name="P7">nam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line-skew="2cm" svg:x1="16cm" svg:y1="15.751cm" svg:x2="10cm" svg:y2="12.25cm" draw:start-shape="id10" draw:start-glue-point="3" draw:end-shape="id32" svg:d="m16000 15751h-1000v-3501h-5000">
          <text:p/>
        </draw:connector>
        <draw:custom-shape draw:style-name="gr1" draw:text-style-name="P2" draw:layer="layout" svg:width="4cm" svg:height="4.5cm" svg:x="37cm" svg:y="3cm">
          <text:p text:style-name="P2"><text:span text:style-name="T3">Role</text:span></text:p>
          <text:p text:style-name="P2">Lead singer</text:p>
          <text:p text:style-name="P2">Background singer</text:p>
          <text:p text:style-name="P2">1. Guitar</text:p>
          <text:p text:style-name="P2">2. Guitar</text:p>
          <text:p text:style-name="P2">Drums</text:p>
          <text:p text:style-name="P2">Bass</text:p>
          <text:p text:style-name="P2">Producer</text:p>
          <draw:enhanced-geometry svg:viewBox="0 0 21600 21600" draw:type="rectangle" draw:enhanced-path="M 0 0 L 21600 0 21600 21600 0 21600 0 0 Z N"/>
        </draw:custom-shape>
        <draw:custom-shape draw:style-name="gr1" draw:text-style-name="P2" draw:id="id33" draw:layer="layout" svg:width="3.5cm" svg:height="2cm" svg:x="6.5cm" svg:y="17.5cm">
          <text:p text:style-name="P2">Awards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.754cm" svg:height="0.832cm" svg:x="7.246cm" svg:y="18.5cm">
          <text:p text:style-name="P7">nam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line-skew="2cm" svg:x1="10cm" svg:y1="18.5cm" svg:x2="16cm" svg:y2="15.751cm" draw:start-shape="id33" draw:start-glue-point="1" draw:end-shape="id10" draw:end-glue-point="3" svg:d="m10000 18500h5000v-2749h1000">
          <text:p/>
        </draw:connector>
        <draw:custom-shape draw:style-name="gr1" draw:text-style-name="P2" draw:id="id34" draw:layer="layout" svg:width="3.5cm" svg:height="2.5cm" svg:x="10cm" svg:y="5.5cm">
          <text:p text:style-name="P2">Historic events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.754cm" svg:height="0.832cm" svg:x="10.846cm" svg:y="6.346cm">
          <text:p text:style-name="P7">nam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line-skew="0.876cm" svg:x1="13.5cm" svg:y1="6.75cm" svg:x2="16.248cm" svg:y2="10.35cm" draw:start-shape="id34" draw:end-shape="id16" draw:end-glue-point="3" svg:d="m13500 6750h2250v3600h498">
          <text:p/>
        </draw:connector>
        <draw:connector draw:style-name="gr2" draw:text-style-name="P2" draw:layer="layout" draw:line-skew="0.751cm" svg:x1="16.498cm" svg:y1="3.938cm" svg:x2="13.5cm" svg:y2="6.75cm" draw:start-shape="id31" draw:start-glue-point="3" draw:end-shape="id34" draw:end-glue-point="1" svg:d="m16498 3938h-748v2812h-2250">
          <text:p/>
        </draw:connector>
        <draw:custom-shape draw:style-name="gr1" draw:text-style-name="P2" draw:id="id35" draw:layer="layout" svg:width="3.5cm" svg:height="2.5cm" svg:x="6cm" svg:y="5.5cm">
          <text:p text:style-name="P2">event_type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.253cm" svg:height="0.832cm" svg:x="6.604cm" svg:y="6.346cm">
          <text:p text:style-name="P7">nam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3.5cm" svg:x="41.5cm" svg:y="3cm">
          <text:p text:style-name="P2"><text:span text:style-name="T3">event_type</text:span></text:p>
          <text:p text:style-name="P2">memberEntry</text:p>
          <text:p text:style-name="P2">MemberDeparture</text:p>
          <text:p text:style-name="P2">MemberIllness</text:p>
          <text:p text:style-name="P2">MemberDeath</text:p>
          <text:p text:style-name="P2">Disband</text:p>
          <text:p text:style-name="P2">Reunite</text:p>
          <text:p text:style-name="P2"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9.5cm" svg:y1="6.75cm" svg:x2="10cm" svg:y2="6.75cm" draw:start-shape="id35" draw:start-glue-point="1" draw:end-shape="id34" draw:end-glue-point="3" svg:d="m9500 6750h500">
          <text:p/>
        </draw:connector>
        <draw:custom-shape draw:style-name="gr1" draw:text-style-name="P2" draw:id="id38" draw:layer="layout" svg:width="3.5cm" svg:height="2.5cm" svg:x="24.8cm" svg:y="2.7cm">
          <text:p text:style-name="P2">concert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.253cm" svg:height="0.832cm" svg:x="25.404cm" svg:y="3.546cm">
          <text:p text:style-name="P7">nam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0cm" svg:y1="3.938cm" svg:x2="21cm" svg:y2="3.95cm" draw:start-shape="id31" draw:start-glue-point="1" draw:end-shape="id36" draw:end-glue-point="3" svg:d="m20000 3938h500v12h500">
          <text:p/>
        </draw:connector>
        <draw:connector draw:style-name="gr2" draw:text-style-name="P2" draw:layer="layout" svg:x1="26.501cm" svg:y1="9cm" svg:x2="19.75cm" svg:y2="10.35cm" draw:start-shape="id37" draw:start-glue-point="2" draw:end-shape="id16" draw:end-glue-point="1" svg:d="m26501 9000v1350h-6751">
          <text:p/>
        </draw:connector>
        <draw:custom-shape draw:style-name="gr1" draw:text-style-name="P6" draw:id="id36" draw:layer="layout" svg:width="2.002cm" svg:height="1cm" svg:x="21cm" svg:y="3.45cm">
          <text:p text:style-name="P6">Played in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3.002cm" svg:y1="3.95cm" svg:x2="24.8cm" svg:y2="3.95cm" draw:start-shape="id36" draw:start-glue-point="1" draw:end-shape="id38" draw:end-glue-point="3" svg:d="m23002 3950h1798">
          <text:p/>
        </draw:connector>
        <draw:custom-shape draw:style-name="gr1" draw:text-style-name="P6" draw:id="id37" draw:layer="layout" svg:width="2.002cm" svg:height="1cm" svg:x="25.5cm" svg:y="8cm">
          <text:p text:style-name="P6">Played in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6.55cm" svg:y1="5.2cm" svg:x2="26.501cm" svg:y2="8cm" draw:start-shape="id38" draw:start-glue-point="2" draw:end-shape="id37" draw:end-glue-point="0" svg:d="m26550 5200v1400h-49v1400">
          <text:p/>
        </draw:connector>
        <draw:custom-shape draw:style-name="gr9" draw:text-style-name="P2" draw:layer="layout" svg:width="2.5cm" svg:height="2.5cm" svg:x="28.699cm" svg:y="2.6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0" draw:text-style-name="P2" draw:layer="layout" svg:width="16cm" svg:height="13.5cm" svg:x="1.5cm" svg:y="2cm">
          <text:p text:style-name="P2">New/Edit Artist</text:p>
          <draw:enhanced-geometry svg:viewBox="0 0 21600 21600" draw:type="rectangle" draw:enhanced-path="M 0 0 L 21600 0 21600 21600 0 21600 0 0 Z N"/>
        </draw:custom-shape>
        <draw:frame draw:style-name="gr11" draw:layer="layout" svg:width="2.191cm" svg:height="0.962cm" svg:x="2cm" svg:y="3.543cm">
          <draw:text-box>
            <text:p>Name</text:p>
          </draw:text-box>
        </draw:frame>
        <draw:custom-shape draw:style-name="gr12" draw:text-style-name="P2" draw:layer="layout" svg:width="5.5cm" svg:height="1cm" svg:x="5.536cm" svg:y="3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6cm" svg:height="1cm" svg:x="2.5cm" svg:y="14cm">
          <text:p text:style-name="P2">OK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6.5cm" svg:height="32cm" svg:x="18.5cm" svg:y="2cm">
          <text:p text:style-name="P2">New/Edit Record</text:p>
          <draw:enhanced-geometry svg:viewBox="0 0 21600 21600" draw:type="rectangle" draw:enhanced-path="M 0 0 L 21600 0 21600 21600 0 21600 0 0 Z N"/>
        </draw:custom-shape>
        <draw:frame draw:style-name="gr11" draw:layer="layout" svg:width="2.191cm" svg:height="0.962cm" svg:x="19.5cm" svg:y="3.834cm">
          <draw:text-box>
            <text:p>Name</text:p>
          </draw:text-box>
        </draw:frame>
        <draw:custom-shape draw:style-name="gr12" draw:text-style-name="P2" draw:layer="layout" svg:width="5.5cm" svg:height="1cm" svg:x="23.936cm" svg:y="3.79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6cm" svg:height="1cm" svg:x="20cm" svg:y="32.5cm">
          <text:p text:style-name="P2">OK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6.416cm" svg:height="1cm" svg:x="23.942cm" svg:y="3.791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2.267cm" svg:height="0.962cm" svg:x="19.5cm" svg:y="7.7cm">
          <draw:text-box>
            <text:p>Artists</text:p>
          </draw:text-box>
        </draw:frame>
        <draw:frame draw:style-name="gr11" draw:layer="layout" svg:width="2.966cm" svg:height="0.962cm" svg:x="22.034cm" svg:y="9.238cm">
          <draw:text-box>
            <text:p>Selected</text:p>
          </draw:text-box>
        </draw:frame>
        <draw:frame draw:style-name="gr11" draw:layer="layout" svg:width="3.055cm" svg:height="0.962cm" svg:x="29.233cm" svg:y="9.2cm">
          <draw:text-box>
            <text:p>Available</text:p>
          </draw:text-box>
        </draw:frame>
        <draw:custom-shape draw:style-name="gr14" draw:text-style-name="P2" draw:layer="layout" svg:width="1cm" svg:height="1cm" svg:x="26.754cm" svg:y="11.517cm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layer="layout" svg:width="2.932cm" svg:height="0.962cm" svg:x="19.5cm" svg:y="16.6cm">
          <draw:text-box>
            <text:p>Volumns</text:p>
          </draw:text-box>
        </draw:frame>
        <draw:custom-shape draw:style-name="gr15" draw:text-style-name="P2" draw:layer="layout" svg:width="14.5cm" svg:height="7.692cm" svg:x="20cm" svg:y="8.50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4.5cm" svg:height="5.192cm" svg:x="20cm" svg:y="17.40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cm" svg:height="1cm" svg:x="25.5cm" svg:y="19.1cm">
          <text:p text:style-name="P2">X</text:p>
          <draw:enhanced-geometry svg:viewBox="0 0 21600 21600" draw:type="rectangle" draw:enhanced-path="M 0 0 L 21600 0 21600 21600 0 21600 0 0 Z N"/>
        </draw:custom-shape>
        <draw:frame draw:style-name="gr16" draw:layer="layout" svg:width="5.767cm" svg:height="0.962cm" svg:x="20.233cm" svg:y="19.1cm">
          <draw:text-box>
            <text:p>Named volumns</text:p>
          </draw:text-box>
        </draw:frame>
        <draw:g>
          <draw:custom-shape draw:style-name="gr13" draw:text-style-name="P2" draw:layer="layout" svg:width="1cm" svg:height="1cm" svg:x="26.734cm" svg:y="17.88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407cm" svg:height="0.329cm" svg:x="27.049cm" svg:y="17.989cm">
            <text:p/>
            <draw:enhanced-geometry svg:viewBox="0 0 21600 21600" draw:text-areas="?f0 ?f7 ?f2 21600" draw:type="up-arrow" draw:modifiers="11192.7272727273 4268.26347305389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9" draw:text-style-name="P2" draw:layer="layout" svg:width="0.38cm" svg:height="0.27cm" svg:x="27.049cm" svg:y="18.442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2" draw:text-style-name="P2" draw:layer="layout" svg:width="1.012cm" svg:height="1cm" svg:x="25.722cm" svg:y="17.884cm">
            <text:p/>
            <draw:enhanced-geometry svg:viewBox="0 0 21600 21600" draw:type="rectangle" draw:enhanced-path="M 0 0 L 21600 0 21600 21600 0 21600 0 0 Z N"/>
          </draw:custom-shape>
        </draw:g>
        <draw:frame draw:style-name="gr16" draw:layer="layout" svg:width="5.767cm" svg:height="0.962cm" svg:x="20.367cm" svg:y="17.884cm">
          <draw:text-box>
            <text:p>Count</text:p>
          </draw:text-box>
        </draw:frame>
        <draw:custom-shape draw:style-name="gr17" draw:text-style-name="P2" draw:layer="layout" svg:width="6.942cm" svg:height="3.006cm" svg:x="27.058cm" svg:y="19.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8.558cm" svg:y1="19.398cm" svg:x2="28.558cm" svg:y2="22.106cm">
          <text:p/>
        </draw:line>
        <draw:frame draw:style-name="gr11" draw:layer="layout" svg:width="0.853cm" svg:height="2.384cm" svg:x="27.558cm" svg:y="19.532cm">
          <draw:text-box>
            <text:p>1</text:p>
            <text:p>2</text:p>
            <text:p>3</text:p>
          </draw:text-box>
        </draw:frame>
        <draw:frame draw:style-name="gr11" draw:layer="layout" svg:width="1.734cm" svg:height="2.384cm" svg:x="29.058cm" svg:y="19.606cm">
          <draw:text-box>
            <text:p>Vol1</text:p>
            <text:p>Vol2</text:p>
            <text:p>vol3</text:p>
          </draw:text-box>
        </draw:frame>
        <draw:frame draw:style-name="gr11" draw:layer="layout" svg:width="4.232cm" svg:height="0.962cm" svg:x="19.464cm" svg:y="5.043cm">
          <draw:text-box>
            <text:p>Release date</text:p>
          </draw:text-box>
        </draw:frame>
        <draw:custom-shape draw:style-name="gr12" draw:text-style-name="P2" draw:layer="layout" svg:width="5.5cm" svg:height="1cm" svg:x="23.9cm" svg:y="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6.416cm" svg:height="1cm" svg:x="23.9cm" svg:y="5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3.91cm" svg:height="0.962cm" svg:x="19.408cm" svg:y="6.357cm">
          <draw:text-box>
            <text:p>Record type</text:p>
          </draw:text-box>
        </draw:frame>
        <draw:g>
          <draw:custom-shape draw:style-name="gr13" draw:text-style-name="P2" draw:layer="layout" svg:width="1cm" svg:height="1cm" svg:x="23.914cm" svg:y="6.4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734cm" svg:height="0.6cm" svg:x="24.051cm" svg:y="6.65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2" draw:text-style-name="P2" draw:layer="layout" svg:width="5.5cm" svg:height="1cm" svg:x="24.902cm" svg:y="6.43cm">
            <text:p/>
            <draw:enhanced-geometry svg:viewBox="0 0 21600 21600" draw:type="rectangle" draw:enhanced-path="M 0 0 L 21600 0 21600 21600 0 21600 0 0 Z N"/>
          </draw:custom-shape>
        </draw:g>
        <draw:custom-shape draw:style-name="gr10" draw:text-style-name="P2" draw:layer="layout" svg:width="16.5cm" svg:height="37.5cm" svg:x="36cm" svg:y="2cm">
          <text:p text:style-name="P2">New/Edit Song</text:p>
          <draw:enhanced-geometry svg:viewBox="0 0 21600 21600" draw:type="rectangle" draw:enhanced-path="M 0 0 L 21600 0 21600 21600 0 21600 0 0 Z N"/>
        </draw:custom-shape>
        <draw:frame draw:style-name="gr11" draw:layer="layout" svg:width="2.191cm" svg:height="0.962cm" svg:x="37cm" svg:y="3.834cm">
          <draw:text-box>
            <text:p>Name</text:p>
          </draw:text-box>
        </draw:frame>
        <draw:custom-shape draw:style-name="gr12" draw:text-style-name="P2" draw:layer="layout" svg:width="5.5cm" svg:height="1cm" svg:x="41.436cm" svg:y="3.79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6cm" svg:height="1cm" svg:x="36.5cm" svg:y="37cm">
          <text:p text:style-name="P2">OK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6.416cm" svg:height="1cm" svg:x="41.442cm" svg:y="3.791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6.344cm" svg:height="0.962cm" svg:x="37cm" svg:y="9.6cm">
          <draw:text-box>
            <text:p>Contributing persons</text:p>
          </draw:text-box>
        </draw:frame>
        <draw:frame draw:style-name="gr11" draw:layer="layout" svg:width="4.096cm" svg:height="0.962cm" svg:x="36.908cm" svg:y="5.157cm">
          <draw:text-box>
            <text:p>Record artist</text:p>
          </draw:text-box>
        </draw:frame>
        <draw:g>
          <draw:custom-shape draw:style-name="gr13" draw:text-style-name="P2" draw:layer="layout" svg:width="1cm" svg:height="1cm" svg:x="41.414cm" svg:y="5.2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734cm" svg:height="0.6cm" svg:x="41.551cm" svg:y="5.45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2" draw:text-style-name="P2" draw:layer="layout" svg:width="5.5cm" svg:height="1cm" svg:x="42.402cm" svg:y="5.23cm">
            <text:p/>
            <draw:enhanced-geometry svg:viewBox="0 0 21600 21600" draw:type="rectangle" draw:enhanced-path="M 0 0 L 21600 0 21600 21600 0 21600 0 0 Z N"/>
          </draw:custom-shape>
        </draw:g>
        <draw:frame draw:style-name="gr11" draw:layer="layout" svg:width="2.542cm" svg:height="0.962cm" svg:x="36.908cm" svg:y="6.458cm">
          <draw:text-box>
            <text:p>Record</text:p>
          </draw:text-box>
        </draw:frame>
        <draw:g>
          <draw:custom-shape draw:style-name="gr13" draw:text-style-name="P2" draw:layer="layout" svg:width="1cm" svg:height="1cm" svg:x="41.414cm" svg:y="6.53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734cm" svg:height="0.6cm" svg:x="41.551cm" svg:y="6.75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2" draw:text-style-name="P2" draw:layer="layout" svg:width="5.5cm" svg:height="1cm" svg:x="42.402cm" svg:y="6.531cm">
            <text:p/>
            <draw:enhanced-geometry svg:viewBox="0 0 21600 21600" draw:type="rectangle" draw:enhanced-path="M 0 0 L 21600 0 21600 21600 0 21600 0 0 Z N"/>
          </draw:custom-shape>
        </draw:g>
        <draw:frame draw:style-name="gr11" draw:layer="layout" svg:width="2.614cm" svg:height="0.962cm" svg:x="36.908cm" svg:y="7.759cm">
          <draw:text-box>
            <text:p>Volume</text:p>
          </draw:text-box>
        </draw:frame>
        <draw:g>
          <draw:custom-shape draw:style-name="gr13" draw:text-style-name="P2" draw:layer="layout" svg:width="1cm" svg:height="1cm" svg:x="41.414cm" svg:y="7.83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734cm" svg:height="0.6cm" svg:x="41.551cm" svg:y="8.06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2" draw:text-style-name="P2" draw:layer="layout" svg:width="5.5cm" svg:height="1cm" svg:x="42.402cm" svg:y="7.832cm">
            <text:p/>
            <draw:enhanced-geometry svg:viewBox="0 0 21600 21600" draw:type="rectangle" draw:enhanced-path="M 0 0 L 21600 0 21600 21600 0 21600 0 0 Z N"/>
          </draw:custom-shape>
        </draw:g>
        <draw:frame draw:style-name="gr11" draw:layer="layout" svg:width="3.597cm" svg:height="0.962cm" svg:x="19.6cm" svg:y="23.5cm">
          <draw:text-box>
            <text:p>Collections</text:p>
          </draw:text-box>
        </draw:frame>
        <draw:frame draw:style-name="gr11" draw:layer="layout" svg:width="2.966cm" svg:height="0.962cm" svg:x="22.134cm" svg:y="25.038cm">
          <draw:text-box>
            <text:p>Selected</text:p>
          </draw:text-box>
        </draw:frame>
        <draw:frame draw:style-name="gr11" draw:layer="layout" svg:width="3.055cm" svg:height="0.962cm" svg:x="29.333cm" svg:y="25cm">
          <draw:text-box>
            <text:p>Available</text:p>
          </draw:text-box>
        </draw:frame>
        <draw:custom-shape draw:style-name="gr14" draw:text-style-name="P2" draw:layer="layout" svg:width="1cm" svg:height="1cm" svg:x="26.854cm" svg:y="27.317cm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" draw:layer="layout" svg:width="14.5cm" svg:height="7.692cm" svg:x="20.1cm" svg:y="24.308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3.597cm" svg:height="0.962cm" svg:x="2cm" svg:y="5cm">
          <draw:text-box>
            <text:p>Collections</text:p>
          </draw:text-box>
        </draw:frame>
        <draw:frame draw:style-name="gr11" draw:layer="layout" svg:width="2.966cm" svg:height="0.962cm" svg:x="4.534cm" svg:y="6.538cm">
          <draw:text-box>
            <text:p>Selected</text:p>
          </draw:text-box>
        </draw:frame>
        <draw:frame draw:style-name="gr11" draw:layer="layout" svg:width="3.055cm" svg:height="0.962cm" svg:x="11.733cm" svg:y="6.5cm">
          <draw:text-box>
            <text:p>Available</text:p>
          </draw:text-box>
        </draw:frame>
        <draw:custom-shape draw:style-name="gr14" draw:text-style-name="P2" draw:layer="layout" svg:width="1cm" svg:height="1cm" svg:x="9.254cm" svg:y="8.817cm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" draw:layer="layout" svg:width="14.5cm" svg:height="7.692cm" svg:x="2.5cm" svg:y="5.808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3.597cm" svg:height="0.962cm" svg:x="36.5cm" svg:y="27cm">
          <draw:text-box>
            <text:p>Collections</text:p>
          </draw:text-box>
        </draw:frame>
        <draw:frame draw:style-name="gr11" draw:layer="layout" svg:width="2.966cm" svg:height="0.962cm" svg:x="39.034cm" svg:y="28.538cm">
          <draw:text-box>
            <text:p>Selected</text:p>
          </draw:text-box>
        </draw:frame>
        <draw:frame draw:style-name="gr11" draw:layer="layout" svg:width="3.055cm" svg:height="0.962cm" svg:x="46.233cm" svg:y="28.5cm">
          <draw:text-box>
            <text:p>Available</text:p>
          </draw:text-box>
        </draw:frame>
        <draw:custom-shape draw:style-name="gr14" draw:text-style-name="P2" draw:layer="layout" svg:width="1cm" svg:height="1cm" svg:x="43.754cm" svg:y="30.817cm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" draw:layer="layout" svg:width="14.5cm" svg:height="7.692cm" svg:x="37cm" svg:y="27.808cm">
          <text:p/>
          <draw:enhanced-geometry svg:viewBox="0 0 21600 21600" draw:type="rectangle" draw:enhanced-path="M 0 0 L 21600 0 21600 21600 0 21600 0 0 Z N"/>
        </draw:custom-shape>
        <draw:g>
          <draw:custom-shape draw:style-name="gr17" draw:text-style-name="P2" draw:layer="layout" svg:width="5.5cm" svg:height="4.209cm" svg:x="28.5cm" svg:y="26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8" draw:text-style-name="P9" draw:layer="layout" svg:width="2.036cm" svg:height="0.645cm" svg:x="28.464cm" svg:y="26.538cm">
            <draw:text-box>
              <text:p text:style-name="P9"><text:span text:style-name="T4">Search</text:span></text:p>
            </draw:text-box>
          </draw:frame>
          <draw:custom-shape draw:style-name="gr12" draw:text-style-name="P2" draw:layer="layout" svg:width="3.837cm" svg:height="0.605cm" svg:x="30cm" svg:y="26.57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3.892cm" svg:height="2.233cm" svg:x="29.987cm" svg:y="27.353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9" draw:layer="layout" svg:width="2.036cm" svg:height="0.645cm" svg:x="28.464cm" svg:y="27.5cm">
            <draw:text-box>
              <text:p text:style-name="P9"><text:span text:style-name="T4">Select</text:span></text:p>
            </draw:text-box>
          </draw:frame>
          <draw:custom-shape draw:style-name="gr12" draw:text-style-name="P2" draw:layer="layout" svg:width="3cm" svg:height="0.489cm" svg:x="30cm" svg:y="29.767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9" draw:layer="layout" svg:width="1.5cm" svg:height="0.645cm" svg:x="28.5cm" svg:y="29.611cm">
            <draw:text-box>
              <text:p text:style-name="P9"><text:span text:style-name="T4">Add</text:span></text:p>
            </draw:text-box>
          </draw:frame>
          <draw:custom-shape draw:style-name="gr13" draw:text-style-name="P10" draw:layer="layout" svg:width="0.669cm" svg:height="0.525cm" svg:x="33.189cm" svg:y="29.752cm">
            <text:p text:style-name="P10"><text:span text:style-name="T4">O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7" draw:text-style-name="P2" draw:layer="layout" svg:width="5.5cm" svg:height="4.209cm" svg:x="28.536cm" svg:y="10.5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9" draw:layer="layout" svg:width="2.036cm" svg:height="0.645cm" svg:x="28.5cm" svg:y="10.747cm">
            <draw:text-box>
              <text:p text:style-name="P9"><text:span text:style-name="T4">Search</text:span></text:p>
            </draw:text-box>
          </draw:frame>
          <draw:custom-shape draw:style-name="gr12" draw:text-style-name="P2" draw:layer="layout" svg:width="3.837cm" svg:height="0.605cm" svg:x="30.036cm" svg:y="10.787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3.892cm" svg:height="2.938cm" svg:x="30.023cm" svg:y="11.562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9" draw:layer="layout" svg:width="2.036cm" svg:height="0.645cm" svg:x="28.5cm" svg:y="11.709cm">
            <draw:text-box>
              <text:p text:style-name="P9"><text:span text:style-name="T4">Select</text:span></text:p>
            </draw:text-box>
          </draw:frame>
        </draw:g>
        <draw:g>
          <draw:custom-shape draw:style-name="gr17" draw:text-style-name="P2" draw:layer="layout" svg:width="5.5cm" svg:height="4.209cm" svg:x="11cm" svg:y="7.791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9" draw:layer="layout" svg:width="2.036cm" svg:height="0.645cm" svg:x="10.964cm" svg:y="8.038cm">
            <draw:text-box>
              <text:p text:style-name="P9"><text:span text:style-name="T4">Search</text:span></text:p>
            </draw:text-box>
          </draw:frame>
          <draw:custom-shape draw:style-name="gr12" draw:text-style-name="P2" draw:layer="layout" svg:width="3.837cm" svg:height="0.605cm" svg:x="12.5cm" svg:y="8.07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3.892cm" svg:height="2.233cm" svg:x="12.487cm" svg:y="8.853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9" draw:layer="layout" svg:width="2.036cm" svg:height="0.645cm" svg:x="10.964cm" svg:y="9cm">
            <draw:text-box>
              <text:p text:style-name="P9"><text:span text:style-name="T4">Select</text:span></text:p>
            </draw:text-box>
          </draw:frame>
          <draw:custom-shape draw:style-name="gr12" draw:text-style-name="P2" draw:layer="layout" svg:width="3cm" svg:height="0.489cm" svg:x="12.5cm" svg:y="11.267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9" draw:layer="layout" svg:width="1.5cm" svg:height="0.645cm" svg:x="11cm" svg:y="11.111cm">
            <draw:text-box>
              <text:p text:style-name="P9"><text:span text:style-name="T4">Add</text:span></text:p>
            </draw:text-box>
          </draw:frame>
          <draw:custom-shape draw:style-name="gr13" draw:text-style-name="P10" draw:layer="layout" svg:width="0.669cm" svg:height="0.525cm" svg:x="15.689cm" svg:y="11.252cm">
            <text:p text:style-name="P10"><text:span text:style-name="T4">O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7" draw:text-style-name="P2" draw:layer="layout" svg:width="5.5cm" svg:height="4.209cm" svg:x="45.5cm" svg:y="29.791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9" draw:layer="layout" svg:width="2.036cm" svg:height="0.645cm" svg:x="45.464cm" svg:y="30.038cm">
            <draw:text-box>
              <text:p text:style-name="P9"><text:span text:style-name="T4">Search</text:span></text:p>
            </draw:text-box>
          </draw:frame>
          <draw:custom-shape draw:style-name="gr12" draw:text-style-name="P2" draw:layer="layout" svg:width="3.837cm" svg:height="0.605cm" svg:x="47cm" svg:y="30.07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3.892cm" svg:height="2.233cm" svg:x="46.987cm" svg:y="30.853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9" draw:layer="layout" svg:width="2.036cm" svg:height="0.645cm" svg:x="45.464cm" svg:y="31cm">
            <draw:text-box>
              <text:p text:style-name="P9"><text:span text:style-name="T4">Select</text:span></text:p>
            </draw:text-box>
          </draw:frame>
          <draw:custom-shape draw:style-name="gr12" draw:text-style-name="P2" draw:layer="layout" svg:width="3cm" svg:height="0.489cm" svg:x="47cm" svg:y="33.267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9" draw:layer="layout" svg:width="1.5cm" svg:height="0.645cm" svg:x="45.5cm" svg:y="33.111cm">
            <draw:text-box>
              <text:p text:style-name="P9"><text:span text:style-name="T4">Add</text:span></text:p>
            </draw:text-box>
          </draw:frame>
          <draw:custom-shape draw:style-name="gr13" draw:text-style-name="P10" draw:layer="layout" svg:width="0.669cm" svg:height="0.525cm" svg:x="50.189cm" svg:y="33.252cm">
            <text:p text:style-name="P10"><text:span text:style-name="T4">O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2" draw:layer="layout" svg:width="5.5cm" svg:height="4.209cm" svg:x="21cm" svg:y="26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9" draw:layer="layout" svg:width="1.878cm" svg:height="1.433cm" svg:x="21.368cm" svg:y="26.622cm">
            <draw:text-box>
              <text:p text:style-name="P9"><text:span text:style-name="T4">Asdfasdf</text:span></text:p>
              <text:p text:style-name="P9"><text:span text:style-name="T4">Asdfasdf</text:span></text:p>
              <text:p text:style-name="P9"><text:span text:style-name="T4">asdfasdf</text:span></text:p>
            </draw:text-box>
          </draw:frame>
          <draw:frame draw:style-name="gr11" draw:text-style-name="P11" draw:layer="layout" svg:width="0.68cm" svg:height="1.433cm" svg:x="24.154cm" svg:y="26.642cm">
            <draw:text-box>
              <text:p text:style-name="P11"><text:span text:style-name="T5">x</text:span></text:p>
              <text:p text:style-name="P11"><text:span text:style-name="T5">x</text:span></text:p>
              <text:p text:style-name="P11"><text:span text:style-name="T5">x</text:span></text:p>
            </draw:text-box>
          </draw:frame>
        </draw:g>
        <draw:g>
          <draw:custom-shape draw:style-name="gr12" draw:text-style-name="P2" draw:layer="layout" svg:width="5.5cm" svg:height="4.209cm" svg:x="21cm" svg:y="10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9" draw:layer="layout" svg:width="1.878cm" svg:height="1.433cm" svg:x="21.368cm" svg:y="10.831cm">
            <draw:text-box>
              <text:p text:style-name="P9"><text:span text:style-name="T4">Asdfasdf</text:span></text:p>
              <text:p text:style-name="P9"><text:span text:style-name="T4">Asdfasdf</text:span></text:p>
              <text:p text:style-name="P9"><text:span text:style-name="T4">asdfasdf</text:span></text:p>
            </draw:text-box>
          </draw:frame>
          <draw:frame draw:style-name="gr11" draw:text-style-name="P11" draw:layer="layout" svg:width="0.68cm" svg:height="1.433cm" svg:x="24.154cm" svg:y="10.851cm">
            <draw:text-box>
              <text:p text:style-name="P11"><text:span text:style-name="T5">x</text:span></text:p>
              <text:p text:style-name="P11"><text:span text:style-name="T5">x</text:span></text:p>
              <text:p text:style-name="P11"><text:span text:style-name="T5">x</text:span></text:p>
            </draw:text-box>
          </draw:frame>
        </draw:g>
        <draw:g>
          <draw:custom-shape draw:style-name="gr12" draw:text-style-name="P2" draw:layer="layout" svg:width="5.5cm" svg:height="4.209cm" svg:x="37.5cm" svg:y="29.7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9" draw:layer="layout" svg:width="1.878cm" svg:height="1.433cm" svg:x="37.868cm" svg:y="30.122cm">
            <draw:text-box>
              <text:p text:style-name="P9"><text:span text:style-name="T4">Asdfasdf</text:span></text:p>
              <text:p text:style-name="P9"><text:span text:style-name="T4">Asdfasdf</text:span></text:p>
              <text:p text:style-name="P9"><text:span text:style-name="T4">asdfasdf</text:span></text:p>
            </draw:text-box>
          </draw:frame>
          <draw:frame draw:style-name="gr11" draw:text-style-name="P11" draw:layer="layout" svg:width="0.68cm" svg:height="1.433cm" svg:x="40.654cm" svg:y="30.142cm">
            <draw:text-box>
              <text:p text:style-name="P11"><text:span text:style-name="T5">x</text:span></text:p>
              <text:p text:style-name="P11"><text:span text:style-name="T5">x</text:span></text:p>
              <text:p text:style-name="P11"><text:span text:style-name="T5">x</text:span></text:p>
            </draw:text-box>
          </draw:frame>
        </draw:g>
        <draw:g>
          <draw:custom-shape draw:style-name="gr12" draw:text-style-name="P2" draw:layer="layout" svg:width="5.5cm" svg:height="4.209cm" svg:x="3cm" svg:y="7.7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9" draw:layer="layout" svg:width="1.878cm" svg:height="1.433cm" svg:x="3.368cm" svg:y="8.122cm">
            <draw:text-box>
              <text:p text:style-name="P9"><text:span text:style-name="T4">Asdfasdf</text:span></text:p>
              <text:p text:style-name="P9"><text:span text:style-name="T4">Asdfasdf</text:span></text:p>
              <text:p text:style-name="P9"><text:span text:style-name="T4">asdfasdf</text:span></text:p>
            </draw:text-box>
          </draw:frame>
          <draw:frame draw:style-name="gr11" draw:text-style-name="P11" draw:layer="layout" svg:width="0.68cm" svg:height="1.433cm" svg:x="6.154cm" svg:y="8.142cm">
            <draw:text-box>
              <text:p text:style-name="P11"><text:span text:style-name="T5">x</text:span></text:p>
              <text:p text:style-name="P11"><text:span text:style-name="T5">x</text:span></text:p>
              <text:p text:style-name="P11"><text:span text:style-name="T5">x</text:span></text:p>
            </draw:text-box>
          </draw:frame>
        </draw:g>
        <draw:custom-shape draw:style-name="gr17" draw:text-style-name="P2" draw:layer="layout" svg:width="14.597cm" svg:height="5.5cm" svg:x="37.344cm" svg:y="20.2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3" draw:text-style-name="P2" draw:layer="layout" svg:width="0.722cm" svg:height="0.584cm" svg:x="37.644cm" svg:y="21.16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53cm" svg:height="0.351cm" svg:x="37.743cm" svg:y="21.29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0" draw:layer="layout" svg:width="3.301cm" svg:height="0.584cm" svg:x="38.358cm" svg:y="21.165cm">
            <text:p text:style-name="P2"><text:span text:style-name="T4">ArtistA</text:span></text:p>
            <draw:enhanced-geometry svg:viewBox="0 0 21600 21600" draw:type="rectangle" draw:enhanced-path="M 0 0 L 21600 0 21600 21600 0 21600 0 0 Z N"/>
          </draw:custom-shape>
        </draw:g>
        <draw:frame draw:style-name="gr11" draw:text-style-name="P9" draw:layer="layout" svg:width="2.496cm" svg:height="0.645cm" svg:x="37.398cm" svg:y="20.438cm">
          <draw:text-box>
            <text:p text:style-name="P9"><text:span text:style-name="T4">Record artist</text:span></text:p>
          </draw:text-box>
        </draw:frame>
        <draw:g>
          <draw:custom-shape draw:style-name="gr13" draw:text-style-name="P2" draw:layer="layout" svg:width="0.722cm" svg:height="0.584cm" svg:x="41.99cm" svg:y="21.16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53cm" svg:height="0.351cm" svg:x="42.089cm" svg:y="21.29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0" draw:layer="layout" svg:width="3.415cm" svg:height="0.584cm" svg:x="42.704cm" svg:y="21.165cm">
            <text:p text:style-name="P2"><text:span text:style-name="T4">RecordX</text:span></text:p>
            <draw:enhanced-geometry svg:viewBox="0 0 21600 21600" draw:type="rectangle" draw:enhanced-path="M 0 0 L 21600 0 21600 21600 0 21600 0 0 Z N"/>
          </draw:custom-shape>
        </draw:g>
        <draw:frame draw:style-name="gr11" draw:text-style-name="P9" draw:layer="layout" svg:width="1.637cm" svg:height="0.645cm" svg:x="41.744cm" svg:y="20.438cm">
          <draw:text-box>
            <text:p text:style-name="P9"><text:span text:style-name="T4">Record</text:span></text:p>
          </draw:text-box>
        </draw:frame>
        <draw:g>
          <draw:custom-shape draw:style-name="gr13" draw:text-style-name="P2" draw:layer="layout" svg:width="0.722cm" svg:height="0.584cm" svg:x="46.39cm" svg:y="21.16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53cm" svg:height="0.351cm" svg:x="46.489cm" svg:y="21.29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0" draw:layer="layout" svg:width="3.973cm" svg:height="0.584cm" svg:x="47.104cm" svg:y="21.165cm">
            <text:p text:style-name="P2"><text:span text:style-name="T4">Disk 2</text:span></text:p>
            <draw:enhanced-geometry svg:viewBox="0 0 21600 21600" draw:type="rectangle" draw:enhanced-path="M 0 0 L 21600 0 21600 21600 0 21600 0 0 Z N"/>
          </draw:custom-shape>
        </draw:g>
        <draw:frame draw:style-name="gr11" draw:text-style-name="P9" draw:layer="layout" svg:width="1.675cm" svg:height="0.645cm" svg:x="46.144cm" svg:y="20.438cm">
          <draw:text-box>
            <text:p text:style-name="P9"><text:span text:style-name="T4">Volume</text:span></text:p>
          </draw:text-box>
        </draw:frame>
        <draw:g>
          <draw:custom-shape draw:style-name="gr13" draw:text-style-name="P2" draw:layer="layout" svg:width="0.722cm" svg:height="0.584cm" svg:x="37.644cm" svg:y="22.16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53cm" svg:height="0.351cm" svg:x="37.743cm" svg:y="22.29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2" draw:layer="layout" svg:width="3.301cm" svg:height="0.584cm" svg:x="38.358cm" svg:y="22.165cm">
            <text:p text:style-name="P2"><text:span text:style-name="T4">Artist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2" draw:layer="layout" svg:width="0.722cm" svg:height="0.584cm" svg:x="41.99cm" svg:y="22.16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53cm" svg:height="0.351cm" svg:x="42.089cm" svg:y="22.29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2" draw:layer="layout" svg:width="3.415cm" svg:height="0.584cm" svg:x="42.704cm" svg:y="22.165cm">
            <text:p text:style-name="P2"><text:span text:style-name="T4">RecordY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2" draw:layer="layout" svg:width="0.722cm" svg:height="0.584cm" svg:x="46.39cm" svg:y="22.16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53cm" svg:height="0.351cm" svg:x="46.489cm" svg:y="22.29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2" draw:layer="layout" svg:width="3.973cm" svg:height="0.584cm" svg:x="47.104cm" svg:y="22.165cm">
            <text:p text:style-name="P2"><text:span text:style-name="T4">Disk 1 – The beginning</text:span></text:p>
            <draw:enhanced-geometry svg:viewBox="0 0 21600 21600" draw:type="rectangle" draw:enhanced-path="M 0 0 L 21600 0 21600 21600 0 21600 0 0 Z N"/>
          </draw:custom-shape>
        </draw:g>
        <draw:custom-shape draw:style-name="gr13" draw:text-style-name="P10" draw:layer="layout" svg:width="3.4cm" svg:height="0.525cm" svg:x="37.944cm" svg:y="23.124cm">
          <text:p text:style-name="P10"><text:span text:style-name="T4">Add another record</text:span></text:p>
          <draw:enhanced-geometry svg:viewBox="0 0 21600 21600" draw:type="rectangle" draw:enhanced-path="M 0 0 L 21600 0 21600 21600 0 21600 0 0 Z N"/>
        </draw:custom-shape>
        <draw:frame draw:style-name="gr20" draw:layer="layout" svg:width="5.815cm" svg:height="1cm" svg:x="37cm" svg:y="18.508cm">
          <draw:text-box>
            <text:p>Containing records</text:p>
          </draw:text-box>
        </draw:frame>
        <draw:custom-shape draw:style-name="gr15" draw:text-style-name="P2" draw:layer="layout" svg:width="15.252cm" svg:height="6.692cm" svg:x="37cm" svg:y="19.808cm">
          <text:p/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0.68cm" svg:height="0.645cm" svg:x="51.077cm" svg:y="21.104cm">
          <draw:text-box>
            <text:p text:style-name="P11"><text:span text:style-name="T5">x</text:span></text:p>
          </draw:text-box>
        </draw:frame>
        <draw:frame draw:style-name="gr11" draw:text-style-name="P11" draw:layer="layout" svg:width="0.68cm" svg:height="0.645cm" svg:x="51.077cm" svg:y="22.105cm">
          <draw:text-box>
            <text:p text:style-name="P11"><text:span text:style-name="T5">x</text:span></text:p>
          </draw:text-box>
        </draw:frame>
        <draw:custom-shape draw:style-name="gr21" draw:text-style-name="P2" draw:layer="layout" svg:width="28.551cm" svg:height="16cm" svg:x="3.449cm" svg:y="43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2.835cm" svg:height="1.673cm" svg:x="4.834cm" svg:y="43.5cm">
          <draw:text-box>
            <text:p text:style-name="P12"><text:span text:style-name="T6">Tool</text:span></text:p>
          </draw:text-box>
        </draw:frame>
        <draw:frame draw:style-name="gr20" draw:text-style-name="P13" draw:layer="layout" svg:width="3.503cm" svg:height="1cm" svg:x="16.539cm" svg:y="46cm">
          <draw:text-box>
            <text:p><text:span text:style-name="T7">10000 Days</text:span></text:p>
          </draw:text-box>
        </draw:frame>
        <draw:custom-shape draw:style-name="gr9" draw:text-style-name="P2" draw:layer="layout" svg:width="4cm" svg:height="4cm" svg:x="17.539cm" svg:y="49cm">
          <text:p/>
          <draw:enhanced-geometry svg:viewBox="0 0 21600 21600" draw:type="rectangle" draw:enhanced-path="M 0 0 L 21600 0 21600 21600 0 21600 0 0 Z N"/>
        </draw:custom-shape>
        <draw:frame draw:style-name="gr22" draw:text-style-name="P9" draw:layer="layout" svg:width="7.31cm" svg:height="5.284cm" svg:x="23.039cm" svg:y="49.216cm">
          <draw:text-box>
            <text:p text:style-name="P9"><text:span text:style-name="T8">Track listing</text:span></text:p>
            <text:p text:style-name="P9"><text:span text:style-name="T4">"Vicarious" – 7:06</text:span></text:p>
            <text:p text:style-name="P9"><text:span text:style-name="T4">"Jambi" – 7:28</text:span></text:p>
            <text:p text:style-name="P9"><text:span text:style-name="T4">"Wings for Marie (Pt 1)" – 6:11</text:span></text:p>
            <text:p text:style-name="P9"><text:span text:style-name="T4">"10,000 Days (Wings Pt 2)" – 11:13</text:span></text:p>
            <text:p text:style-name="P9"><text:span text:style-name="T4">"The Pot" – 6:21</text:span></text:p>
            <text:p text:style-name="P9"><text:span text:style-name="T4">"Lipan Conjuring" – 1:11</text:span></text:p>
            <text:p text:style-name="P9"><text:span text:style-name="T4">"Lost Keys (Blame Hofmann)" – 3:46</text:span></text:p>
            <text:p text:style-name="P9"><text:span text:style-name="T4">"Rosetta Stoned" – 11:11</text:span></text:p>
            <text:p text:style-name="P9"><text:span text:style-name="T4">"Intension" – 7:21</text:span></text:p>
            <text:p text:style-name="P9"><text:span text:style-name="T4">"Right in Two" – 8:55</text:span></text:p>
            <text:p text:style-name="P9"><text:span text:style-name="T4">"Viginti Tres" – 5:02</text:span></text:p>
          </draw:text-box>
        </draw:frame>
        <draw:frame draw:style-name="gr20" draw:text-style-name="P13" draw:layer="layout" svg:width="1.755cm" svg:height="1cm" svg:x="21.539cm" svg:y="46cm">
          <draw:text-box>
            <text:p><text:span text:style-name="T7">2006</text:span></text:p>
          </draw:text-box>
        </draw:frame>
        <draw:frame draw:style-name="gr20" draw:text-style-name="P13" draw:layer="layout" svg:width="1.539cm" svg:height="1cm" svg:x="24.539cm" svg:y="46cm">
          <draw:text-box>
            <text:p><text:span text:style-name="T7">Live</text:span></text:p>
          </draw:text-box>
        </draw:frame>
        <draw:frame draw:style-name="gr20" draw:text-style-name="P13" draw:layer="layout" svg:width="3.503cm" svg:height="1cm" svg:x="16.509cm" svg:y="47.289cm">
          <draw:text-box>
            <text:p><text:span text:style-name="T7">10000 Days</text:span></text:p>
          </draw:text-box>
        </draw:frame>
        <draw:frame draw:style-name="gr20" draw:text-style-name="P13" draw:layer="layout" svg:width="1.755cm" svg:height="1cm" svg:x="21.509cm" svg:y="47.289cm">
          <draw:text-box>
            <text:p><text:span text:style-name="T7">2006</text:span></text:p>
          </draw:text-box>
        </draw:frame>
        <draw:frame draw:style-name="gr20" draw:text-style-name="P13" draw:layer="layout" svg:width="1.539cm" svg:height="1cm" svg:x="24.509cm" svg:y="47.289cm">
          <draw:text-box>
            <text:p><text:span text:style-name="T7">Live</text:span></text:p>
          </draw:text-box>
        </draw:frame>
        <draw:frame draw:style-name="gr20" draw:text-style-name="P13" draw:layer="layout" svg:width="3.503cm" svg:height="1cm" svg:x="16.539cm" svg:y="56cm">
          <draw:text-box>
            <text:p><text:span text:style-name="T7">10000 Days</text:span></text:p>
          </draw:text-box>
        </draw:frame>
        <draw:frame draw:style-name="gr20" draw:text-style-name="P13" draw:layer="layout" svg:width="1.755cm" svg:height="1cm" svg:x="21.539cm" svg:y="56cm">
          <draw:text-box>
            <text:p><text:span text:style-name="T7">2006</text:span></text:p>
          </draw:text-box>
        </draw:frame>
        <draw:frame draw:style-name="gr20" draw:text-style-name="P13" draw:layer="layout" svg:width="1.539cm" svg:height="1cm" svg:x="24.539cm" svg:y="56cm">
          <draw:text-box>
            <text:p><text:span text:style-name="T7">Live</text:span></text:p>
          </draw:text-box>
        </draw:frame>
        <draw:frame draw:style-name="gr20" draw:text-style-name="P13" draw:layer="layout" svg:width="3.503cm" svg:height="1cm" svg:x="16.5cm" svg:y="57.5cm">
          <draw:text-box>
            <text:p><text:span text:style-name="T7">10000 Days</text:span></text:p>
          </draw:text-box>
        </draw:frame>
        <draw:frame draw:style-name="gr20" draw:text-style-name="P13" draw:layer="layout" svg:width="1.755cm" svg:height="1cm" svg:x="21.5cm" svg:y="57.5cm">
          <draw:text-box>
            <text:p><text:span text:style-name="T7">2006</text:span></text:p>
          </draw:text-box>
        </draw:frame>
        <draw:frame draw:style-name="gr20" draw:text-style-name="P13" draw:layer="layout" svg:width="1.539cm" svg:height="1cm" svg:x="24.5cm" svg:y="57.5cm">
          <draw:text-box>
            <text:p><text:span text:style-name="T7">Live</text:span></text:p>
          </draw:text-box>
        </draw:frame>
        <draw:custom-shape draw:style-name="gr13" draw:text-style-name="P10" draw:layer="layout" svg:width="1cm" svg:height="0.5cm" svg:x="7cm" svg:y="45.5cm">
          <text:p text:style-name="P10"><text:span text:style-name="T4">Edit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5cm" svg:height="0.5cm" svg:x="26.039cm" svg:y="46cm">
          <text:p text:style-name="P10"><text:span text:style-name="T4">Play all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cm" svg:height="0.5cm" svg:x="24.99cm" svg:y="54.251cm">
          <text:p text:style-name="P10"><text:span text:style-name="T4">Edit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cm" svg:height="0.5cm" svg:x="23.586cm" svg:y="54.272cm">
          <text:p text:style-name="P10"><text:span text:style-name="T4">Play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cm" svg:height="0.5cm" svg:x="27.736cm" svg:y="46.015cm">
          <text:p text:style-name="P10"><text:span text:style-name="T4">Edit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5cm" svg:height="0.5cm" svg:x="26.048cm" svg:y="47.289cm">
          <text:p text:style-name="P10"><text:span text:style-name="T4">Play all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cm" svg:height="0.5cm" svg:x="27.745cm" svg:y="47.304cm">
          <text:p text:style-name="P10"><text:span text:style-name="T4">Edit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5cm" svg:height="0.5cm" svg:x="26.27cm" svg:y="55.935cm">
          <text:p text:style-name="P10"><text:span text:style-name="T4">Play all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cm" svg:height="0.5cm" svg:x="27.967cm" svg:y="55.95cm">
          <text:p text:style-name="P10"><text:span text:style-name="T4">Edit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5cm" svg:height="0.5cm" svg:x="26.342cm" svg:y="57.485cm">
          <text:p text:style-name="P10"><text:span text:style-name="T4">Play all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cm" svg:height="0.5cm" svg:x="28.039cm" svg:y="57.5cm">
          <text:p text:style-name="P10"><text:span text:style-name="T4">Edit</text:span></text:p>
          <draw:enhanced-geometry svg:viewBox="0 0 21600 21600" draw:type="rectangle" draw:enhanced-path="M 0 0 L 21600 0 21600 21600 0 21600 0 0 Z N"/>
        </draw:custom-shape>
        <draw:frame draw:style-name="gr23" draw:text-style-name="P9" draw:layer="layout" svg:width="4.531cm" svg:height="2.795cm" svg:x="4.969cm" svg:y="45.5cm">
          <draw:text-box>
            <text:p text:style-name="P9"><text:span text:style-name="T8">Members</text:span></text:p>
            <text:p text:style-name="P9"><text:span text:style-name="T4">Danny Carey</text:span></text:p>
            <text:p text:style-name="P9"><text:span text:style-name="T4">Justin Chancellor</text:span></text:p>
            <text:p text:style-name="P9"><text:span text:style-name="T4">Maynard James Keenan</text:span></text:p>
            <text:p text:style-name="P9"><text:span text:style-name="T4">Adam Jones</text:span></text:p>
          </draw:text-box>
        </draw:frame>
        <draw:frame draw:style-name="gr24" draw:text-style-name="P9" draw:layer="layout" svg:width="7.368cm" svg:height="9.495cm" svg:x="5cm" svg:y="48.505cm">
          <draw:text-box>
            <text:p text:style-name="P9"><text:span text:style-name="T4">Origin </text:span><text:span text:style-name="T4"><text:tab/></text:span><text:span text:style-name="T4">Los Angeles, California, United States</text:span></text:p>
            <text:p text:style-name="P9"><text:span text:style-name="T4">Genres </text:span><text:span text:style-name="T4"><text:tab/></text:span><text:span text:style-name="T4">Alternative metal, art rock, progressive metal, progressive rock, post-metal</text:span></text:p>
            <text:p text:style-name="P9"><text:span text:style-name="T4">Years active </text:span><text:span text:style-name="T4"><text:tab/></text:span><text:span text:style-name="T4">1990-present</text:span></text:p>
            <text:p text:style-name="P9"><text:span text:style-name="T4">Labels </text:span><text:span text:style-name="T4"><text:tab/></text:span><text:span text:style-name="T4">Tool Dissectional, Volcano, Zoo</text:span></text:p>
            <text:p text:style-name="P9"><text:span text:style-name="T4">Associated acts </text:span><text:span text:style-name="T4"><text:tab/></text:span><text:span text:style-name="T4">A Perfect Circle, Green Jellÿ, Puscifer, ZAUM</text:span></text:p>
            <text:p text:style-name="P9"><text:span text:style-name="T4">Website </text:span><text:span text:style-name="T4"><text:tab/></text:span><text:span text:style-name="T4">www.toolband.com</text:span></text:p>
            <text:p text:style-name="P9"><text:span text:style-name="T4">Members</text:span></text:p>
            <text:p text:style-name="P9"><text:span text:style-name="T4">Danny Carey</text:span></text:p>
            <text:p text:style-name="P9"><text:span text:style-name="T4">Justin Chancellor</text:span></text:p>
            <text:p text:style-name="P9"><text:span text:style-name="T4">Maynard James Keenan</text:span></text:p>
            <text:p text:style-name="P9"><text:span text:style-name="T4">Adam Jones</text:span></text:p>
            <text:p text:style-name="P9"><text:span text:style-name="T4">Former members</text:span></text:p>
            <text:p text:style-name="P9"><text:span text:style-name="T4">Paul D'Amour</text:span></text:p>
          </draw:text-box>
        </draw:frame>
        <draw:custom-shape draw:style-name="gr13" draw:text-style-name="P10" draw:layer="layout" svg:width="1cm" svg:height="0.5cm" svg:x="5.27cm" svg:y="55.433cm">
          <text:p text:style-name="P10"><text:span text:style-name="T4">Edit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0cm" svg:height="5.5cm" svg:x="37.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3" draw:text-style-name="P2" draw:layer="layout" svg:width="0.722cm" svg:height="0.584cm" svg:x="37.8cm" svg:y="11.91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53cm" svg:height="0.351cm" svg:x="37.899cm" svg:y="12.04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0" draw:layer="layout" svg:width="3.301cm" svg:height="0.584cm" svg:x="38.514cm" svg:y="11.916cm">
            <text:p text:style-name="P2"><text:span text:style-name="T4">ArtistA</text:span></text:p>
            <draw:enhanced-geometry svg:viewBox="0 0 21600 21600" draw:type="rectangle" draw:enhanced-path="M 0 0 L 21600 0 21600 21600 0 21600 0 0 Z N"/>
          </draw:custom-shape>
        </draw:g>
        <draw:frame draw:style-name="gr11" draw:text-style-name="P9" draw:layer="layout" svg:width="1.615cm" svg:height="0.645cm" svg:x="37.554cm" svg:y="11.189cm">
          <draw:text-box>
            <text:p text:style-name="P9"><text:span text:style-name="T4">Person</text:span></text:p>
          </draw:text-box>
        </draw:frame>
        <draw:g>
          <draw:custom-shape draw:style-name="gr13" draw:text-style-name="P2" draw:layer="layout" svg:width="0.722cm" svg:height="0.584cm" svg:x="42.146cm" svg:y="11.91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53cm" svg:height="0.351cm" svg:x="42.245cm" svg:y="12.04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0" draw:layer="layout" svg:width="3.415cm" svg:height="0.584cm" svg:x="42.86cm" svg:y="11.916cm">
            <text:p text:style-name="P2"><text:span text:style-name="T4">RecordX</text:span></text:p>
            <draw:enhanced-geometry svg:viewBox="0 0 21600 21600" draw:type="rectangle" draw:enhanced-path="M 0 0 L 21600 0 21600 21600 0 21600 0 0 Z N"/>
          </draw:custom-shape>
        </draw:g>
        <draw:frame draw:style-name="gr11" draw:text-style-name="P9" draw:layer="layout" svg:width="1.222cm" svg:height="0.645cm" svg:x="41.9cm" svg:y="11.189cm">
          <draw:text-box>
            <text:p text:style-name="P9"><text:span text:style-name="T4">Role</text:span></text:p>
          </draw:text-box>
        </draw:frame>
        <draw:g>
          <draw:custom-shape draw:style-name="gr13" draw:text-style-name="P2" draw:layer="layout" svg:width="0.722cm" svg:height="0.584cm" svg:x="37.8cm" svg:y="12.91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53cm" svg:height="0.351cm" svg:x="37.899cm" svg:y="13.04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2" draw:layer="layout" svg:width="3.301cm" svg:height="0.584cm" svg:x="38.514cm" svg:y="12.916cm">
            <text:p text:style-name="P2"><text:span text:style-name="T4">Artist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2" draw:layer="layout" svg:width="0.722cm" svg:height="0.584cm" svg:x="42.146cm" svg:y="12.91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53cm" svg:height="0.351cm" svg:x="42.245cm" svg:y="13.04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2" draw:layer="layout" svg:width="3.415cm" svg:height="0.584cm" svg:x="42.86cm" svg:y="12.916cm">
            <text:p text:style-name="P2"><text:span text:style-name="T4">RecordY</text:span></text:p>
            <draw:enhanced-geometry svg:viewBox="0 0 21600 21600" draw:type="rectangle" draw:enhanced-path="M 0 0 L 21600 0 21600 21600 0 21600 0 0 Z N"/>
          </draw:custom-shape>
        </draw:g>
        <draw:custom-shape draw:style-name="gr13" draw:text-style-name="P10" draw:layer="layout" svg:width="3.4cm" svg:height="0.525cm" svg:x="37.8cm" svg:y="13.875cm">
          <text:p text:style-name="P10"><text:span text:style-name="T4">Add another person</text:span></text:p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0.68cm" svg:height="0.645cm" svg:x="46.533cm" svg:y="11.855cm">
          <draw:text-box>
            <text:p text:style-name="P11"><text:span text:style-name="T5">x</text:span></text:p>
          </draw:text-box>
        </draw:frame>
        <draw:frame draw:style-name="gr11" draw:text-style-name="P11" draw:layer="layout" svg:width="0.68cm" svg:height="0.645cm" svg:x="46.533cm" svg:y="12.856cm">
          <draw:text-box>
            <text:p text:style-name="P11"><text:span text:style-name="T5">x</text:span></text:p>
          </draw:text-box>
        </draw:frame>
        <draw:custom-shape draw:style-name="gr15" draw:text-style-name="P2" draw:layer="layout" svg:width="10.752cm" svg:height="6.405cm" svg:x="37.248cm" svg:y="10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B_5f_Table" style:display-name="DB_Table" style:family="graphic" style:parent-style-name="standard">
      <style:graphic-properties draw:stroke-dash="Dash_20_2" draw:fill-gradient-name="Gradient_20_7" draw:fill-hatch-name="Hatch_20_1" draw:fill-image-name="Bitmape_20_1" draw:textarea-vertical-align="top"/>
      <style:text-properties fo:font-size="12pt"/>
    </style:style>
    <style:style style:name="DB_5f_ColumList" style:display-name="DB_ColumList" style:family="graphic" style:parent-style-name="standard">
      <style:graphic-properties draw:stroke-dash="Dash_20_2" draw:fill-color="#33a3a3" draw:fill-gradient-name="Gradient_20_7" draw:fill-hatch-name="Hatch_20_1" draw:fill-image-name="Bitmape_20_1" draw:fill-image-width="0cm" draw:fill-image-height="0cm" draw:textarea-horizontal-align="left" draw:textarea-vertical-align="top"/>
      <style:paragraph-properties fo:text-align="start"/>
      <style:text-properties fo:font-size="10pt"/>
    </style:style>
    <style:style style:name="DB_5f_Comment" style:display-name="DB_Comment" style:family="graphic" style:parent-style-name="title2">
      <style:graphic-properties draw:stroke="dash" draw:stroke-dash="Ultrafine_20_Dashed" draw:fill="solid" draw:fill-color="#ffffff" draw:fill-gradient-name="Gradient_20_8" draw:fill-hatch-name="Hatch_20_1" draw:fill-image-name="Bitmape_20_1" draw:fill-image-width="0cm" draw:fill-image-height="0cm" draw:shadow="hidden"/>
      <style:text-properties fo:font-size="10pt"/>
    </style:style>
    <style:style style:name="DB_5f_Comment_5f_Connector" style:display-name="DB_Comment_Connector" style:family="graphic" style:parent-style-name="standard">
      <style:graphic-properties draw:stroke="dash" draw:stroke-dash="Ultrafine_20_Dashed" draw:fill-gradient-name="Gradient_20_8" draw:fill-hatch-name="Hatch_20_1" draw:fill-image-name="Bitmape_20_1"/>
    </style:style>
    <style:style style:name="Form_5f_Input" style:display-name="Form_Input" style:family="graphic" style:parent-style-name="standard">
      <style:graphic-properties draw:stroke-dash="Dash_20_2" draw:fill-color="#b3b3b3" draw:fill-gradient-name="Gradient_20_8" draw:fill-hatch-name="Hatch_20_1" draw:fill-image-name="Bitmape_20_1" draw:fill-image-width="0cm" draw:fill-image-height="0cm"/>
    </style:style>
    <style:style style:name="Form_5f_Button" style:display-name="Form_Button" style:family="graphic" style:parent-style-name="textbodyindent">
      <style:graphic-properties draw:stroke-dash="Dash_20_2" draw:fill-gradient-name="Gradient_20_8" draw:fill-hatch-name="Hatch_20_1" draw:fill-image-name="Bitmape_20_1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364cm" svg:x="1cm" svg:y="3.09cm" draw:page-number="1"/>
      <draw:page-thumbnail draw:layer="backgroundobjects" svg:width="8.999cm" svg:height="6.364cm" svg:x="1cm" svg:y="11.666cm" draw:page-number="2"/>
      <draw:page-thumbnail draw:layer="backgroundobjects" svg:width="8.999cm" svg:height="6.364cm" svg:x="1cm" svg:y="20.242cm" draw:page-number="3"/>
      <draw:page-thumbnail draw:layer="backgroundobjects" svg:width="8.999cm" svg:height="6.364cm" svg:x="11cm" svg:y="3.09cm"/>
      <draw:page-thumbnail draw:layer="backgroundobjects" svg:width="8.999cm" svg:height="6.364cm" svg:x="11cm" svg:y="11.666cm"/>
      <draw:page-thumbnail draw:layer="backgroundobjects" svg:width="8.999cm" svg:height="6.364cm" svg:x="11cm" svg:y="20.242cm"/>
    </style:handout-master>
    <style:master-page style:name="Default" style:page-layout-name="PM1" draw:style-name="Mdp1">
      <draw:frame presentation:style-name="Default-title" draw:layer="backgroundobjects" svg:width="105.206cm" svg:height="13.707cm" svg:x="6.836cm" svg:y="4.264cm" presentation:class="title" presentation:placeholder="true">
        <draw:text-box/>
      </draw:frame>
      <draw:frame presentation:style-name="Default-outline1" draw:layer="backgroundobjects" svg:width="105.206cm" svg:height="54.186cm" svg:x="6.836cm" svg:y="20.203cm" presentation:class="outline" presentation:placeholder="true">
        <draw:text-box/>
      </draw:frame>
      <draw:frame presentation:style-name="Mpr1" draw:text-style-name="MP1" draw:layer="backgroundobjects" svg:width="27.234cm" svg:height="5.661cm" svg:x="6.836cm" svg:y="75.78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7.053cm" svg:height="5.661cm" svg:x="40.971cm" svg:y="75.78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7.234cm" svg:height="5.661cm" svg:x="84.808cm" svg:y="75.7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18T12:33:51</meta:creation-date>
    <meta:editing-duration>PT04H46M13S</meta:editing-duration>
    <meta:editing-cycles>18</meta:editing-cycles>
    <dc:date>2010-04-18T17:36:49</dc:date>
    <meta:generator>OpenOffice.org/3.2$Unix OpenOffice.org_project/320m12$Build-9483</meta:generator>
    <meta:document-statistic meta:object-count="348"/>
  </office:meta>
</office:document-meta>
</file>